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0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style-name="ce1" office:value-type="string">
            <text:p>Economic Worship</text:p>
          </table:table-cell>
          <table:table-cell table:style-name="ce1" table:number-columns-repeated="999"/>
        </table:table-row>
        <table:table-row table:style-name="ro3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1009"/>
        </table:table-row>
        <table:table-row table:style-name="ro2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table:number-columns-repeated="1000"/>
        </table:table-row>
        <table:table-row table:style-name="ro4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1003"/>
        </table:table-row>
        <table:table-row table:style-name="ro3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1003"/>
        </table:table-row>
        <table:table-row table:style-name="ro3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1003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1003"/>
        </table:table-row>
        <table:table-row table:style-name="ro2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1003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1000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1003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1003"/>
        </table:table-row>
        <table:table-row table:style-name="ro2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1003"/>
        </table:table-row>
        <table:table-row table:style-name="ro2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1003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1003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1003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1003"/>
        </table:table-row>
        <table:table-row table:style-name="ro2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1001"/>
        </table:table-row>
        <table:table-row table:style-name="ro2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1001"/>
        </table:table-row>
        <table:table-row table:style-name="ro2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1001"/>
        </table:table-row>
        <table:table-row table:style-name="ro2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1001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1009"/>
        </table:table-row>
        <table:table-row table:style-name="ro3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1009"/>
        </table:table-row>
        <table:table-row table:style-name="ro2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1008"/>
        </table:table-row>
        <table:table-row table:style-name="ro2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1008"/>
        </table:table-row>
        <table:table-row table:style-name="ro3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1008"/>
        </table:table-row>
        <table:table-row table:style-name="ro3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008"/>
        </table:table-row>
        <table:table-row table:style-name="ro2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008"/>
        </table:table-row>
        <table:table-row table:style-name="ro2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008"/>
        </table:table-row>
        <table:table-row table:style-name="ro2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07"/>
        </table:table-row>
        <table:table-row table:style-name="ro2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07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07"/>
        </table:table-row>
        <table:table-row table:style-name="ro2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07"/>
        </table:table-row>
        <table:table-row table:style-name="ro2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1006"/>
        </table:table-row>
        <table:table-row table:style-name="ro3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3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3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3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9">00/00/0000</text:date>, <text:time style:data-style-name="N2" text:time-value="0000-00-00T15:33: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09T17:12:18</dc:date>
    <meta:editing-duration>PT12H49M59S</meta:editing-duration>
    <meta:editing-cycles>108</meta:editing-cycles>
    <meta:generator>LibreOffice/4.0.4.2$Linux_x86 LibreOffice_project/400m0$Build-2</meta:generator>
    <meta:document-statistic meta:table-count="1" meta:cell-count="164" meta:object-count="0"/>
  </office:meta>
</office:document-meta>
</file>